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d2f" officeooo:paragraph-rsid="00033d2f"/>
    </style:style>
    <style:style style:name="P2" style:family="paragraph" style:parent-style-name="Standard">
      <style:text-properties officeooo:rsid="0004d2da" officeooo:paragraph-rsid="0004d2da"/>
    </style:style>
    <style:style style:name="P3" style:family="paragraph" style:parent-style-name="Standard">
      <style:text-properties officeooo:rsid="0005b70b" officeooo:paragraph-rsid="0005b70b"/>
    </style:style>
    <style:style style:name="P4" style:family="paragraph" style:parent-style-name="Standard">
      <style:text-properties officeooo:rsid="0005bd9b" officeooo:paragraph-rsid="0005bd9b"/>
    </style:style>
    <style:style style:name="P5" style:family="paragraph" style:parent-style-name="Standard">
      <style:text-properties officeooo:rsid="00087f48" officeooo:paragraph-rsid="00087f48"/>
    </style:style>
    <style:style style:name="P6" style:family="paragraph" style:parent-style-name="Standard">
      <style:text-properties officeooo:rsid="0008ee99" officeooo:paragraph-rsid="0008ee99"/>
    </style:style>
    <style:style style:name="P7" style:family="paragraph" style:parent-style-name="Standard">
      <style:text-properties officeooo:rsid="000b20ad" officeooo:paragraph-rsid="000b20ad"/>
    </style:style>
    <style:style style:name="P8" style:family="paragraph" style:parent-style-name="Standard">
      <style:paragraph-properties fo:text-align="center" style:justify-single-word="false"/>
      <style:text-properties fo:color="#67a6ea" loext:opacity="100%" style:text-line-through-style="none" style:text-line-through-type="none" fo:font-size="20pt" style:text-underline-style="solid" style:text-underline-width="auto" style:text-underline-color="font-color" fo:font-weight="bold" officeooo:rsid="000b20ad" officeooo:paragraph-rsid="000b20ad" style:font-size-asian="20pt" style:font-weight-asian="bold" style:font-size-complex="20pt" style:font-weight-complex="bold"/>
    </style:style>
    <style:style style:name="P9" style:family="paragraph" style:parent-style-name="Standard">
      <style:text-properties officeooo:rsid="0011a347" officeooo:paragraph-rsid="0011a347"/>
    </style:style>
    <style:style style:name="P10" style:family="paragraph" style:parent-style-name="Standard">
      <style:text-properties officeooo:rsid="0012bf9c" officeooo:paragraph-rsid="0012bf9c"/>
    </style:style>
    <style:style style:name="P11" style:family="paragraph" style:parent-style-name="Standard">
      <style:text-properties officeooo:rsid="00157048" officeooo:paragraph-rsid="00157048"/>
    </style:style>
    <style:style style:name="P12" style:family="paragraph" style:parent-style-name="Standard">
      <style:text-properties officeooo:rsid="00172d94" officeooo:paragraph-rsid="00172d94"/>
    </style:style>
    <style:style style:name="P13" style:family="paragraph" style:parent-style-name="Standard" style:list-style-name="L1">
      <style:text-properties officeooo:rsid="00033d2f" officeooo:paragraph-rsid="00033d2f"/>
    </style:style>
    <style:style style:name="T1" style:family="text">
      <style:text-properties officeooo:rsid="00070100"/>
    </style:style>
    <style:style style:name="T2" style:family="text">
      <style:text-properties officeooo:rsid="00087f48"/>
    </style:style>
    <style:style style:name="T3" style:family="text">
      <style:text-properties officeooo:rsid="000b20ad"/>
    </style:style>
    <style:style style:name="T4" style:family="text">
      <style:text-properties officeooo:rsid="000baee0"/>
    </style:style>
    <style:style style:name="T5" style:family="text">
      <style:text-properties officeooo:rsid="000d7f2b"/>
    </style:style>
    <style:style style:name="T6" style:family="text">
      <style:text-properties officeooo:rsid="00104caa"/>
    </style:style>
    <style:style style:name="T7" style:family="text">
      <style:text-properties officeooo:rsid="0012a0b8"/>
    </style:style>
    <style:style style:name="T8" style:family="text">
      <style:text-properties officeooo:rsid="001311bc"/>
    </style:style>
    <style:style style:name="T9" style:family="text">
      <style:text-properties officeooo:rsid="0014fa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laboração do documento de software PI</text:p>
      <text:p text:style-name="P7">Aluno: André Cararo Lowcke</text:p>
      <text:p text:style-name="P7"/>
      <text:list xml:id="list2651890309" text:style-name="L1">
        <text:list-item>
          <text:p text:style-name="P13">Apresentação (introdução ao sistema)</text:p>
        </text:list-item>
      </text:list>
      <text:p text:style-name="P1"/>
      <text:p text:style-name="P3"><text:tab/>Este projeto visa agilizar na organização de mensagens de empresas. Quando um chefe passa uma demanda para seu colega de trabalho estes por muitas vezes utilizam o whatsapp, <text:span text:style-name="T3">e há necessidade de organizar essas demandas através destas próprias mensagens de texto.</text:span> <text:span text:style-name="T3">E no whatsapp </text:span><text:s/>é possível baixar os dados das conversas. Trazendo assim informações importantes de quantas tarefas foram executadas em qual período, material utilizado, etc… <text:span text:style-name="T3">O propósito deste projeto é organizar automaticamente estas mensagens e deixar disponível para o usuário.</text:span></text:p>
      <text:p text:style-name="P3"/>
      <text:list xml:id="list61522449779531" text:continue-numbering="true" text:style-name="L1">
        <text:list-item>
          <text:p text:style-name="P13">Descrição do projeto (descrição básica do sistema planejado)</text:p>
        </text:list-item>
      </text:list>
      <text:p text:style-name="P1"/>
      <text:p text:style-name="P4"><text:tab/><text:span text:style-name="T4">O sistema visa ajudar os usuários a organizar suas mensagens </text:span><text:span text:style-name="T5">de texto, </text:span><text:span text:style-name="T4">recebidas e enviadas através do aplicativo Whatsapp. </text:span></text:p>
      <text:p text:style-name="P4"/>
      <text:list xml:id="list61521756731792" text:continue-numbering="true" text:style-name="L1">
        <text:list-item>
          <text:p text:style-name="P13">Descrição dos usuários (quem serão os usuários do sistema)</text:p>
        </text:list-item>
      </text:list>
      <text:p text:style-name="P1"><text:tab/><text:span text:style-name="T1">Pessoas que utilizam o whatsapp em ambiente industrial </text:span><text:span text:style-name="T2">e comercial, </text:span><text:span text:style-name="T6">para atender e solicitar demandas.</text:span></text:p>
      <text:p text:style-name="P1"/>
      <text:list xml:id="list61520905190386" text:continue-numbering="true" text:style-name="L1">
        <text:list-item>
          <text:p text:style-name="P13">Necessidades observadas e regras de negócio.</text:p>
        </text:list-item>
      </text:list>
      <text:p text:style-name="P5">No ambiente industrial e comercial o whatsapp é muito utilizado para comunicação de demandas. No final de um dia é comum o coordenador ter centenas de mensagens, tendo assim que utilizar estas mensagens como registro de ordem mandada para execução. Assim há a necessidade de um programa inteligente que ajude a organizar estas mensagens.</text:p>
      <text:p text:style-name="P5"/>
      <text:list xml:id="list61522851282798" text:continue-numbering="true" text:style-name="L1">
        <text:list-item>
          <text:p text:style-name="P13">Requisitos funcionais</text:p>
        </text:list-item>
      </text:list>
      <text:p text:style-name="P9">O sistema deve receber os arquivos no formato baixado no aplicativo do whatsapp, organizar através de filtros e organização de tabelas no banco de dados, <text:span text:style-name="T7">após estes deve deixar disponível para consulta a vontade do usuário.</text:span></text:p>
      <text:p text:style-name="P1"/>
      <text:list xml:id="list61521324062928" text:continue-numbering="true" text:style-name="L1">
        <text:list-item>
          <text:p text:style-name="P13">Requisitos não funcionais</text:p>
        </text:list-item>
      </text:list>
      <text:p text:style-name="P10">O sistema é de fácil uso <text:span text:style-name="T8">e </text:span><text:s/>muito intuitivo. <text:span text:style-name="T8">Ao receber os dados já devem ser salvos no banco de dados de maneira organizada. As consultas realizadas pelo cliente serão repetidas com frequência então devo criar uma dinâmica para isso.</text:span></text:p>
      <text:p text:style-name="P1"/>
      <text:list xml:id="list61521289588696" text:continue-numbering="true" text:style-name="L1">
        <text:list-item>
          <text:p text:style-name="P13">Tecnologias previstas, <text:span text:style-name="T9">no momento atual.</text:span></text:p>
        </text:list-item>
      </text:list>
      <text:p text:style-name="P6">Para esta implementação utilizarei as tecnologias: </text:p>
      <text:p text:style-name="P6">Linguagem de programação: JAVA</text:p>
      <text:p text:style-name="P6">Banco de dados: MySQL</text:p>
      <text:p text:style-name="P6">Interface gráfica: Swing</text:p>
      <text:p text:style-name="P6">Frameworks: JDBC para integração com Banco de Dados</text:p>
      <text:p text:style-name="P6">Ferramentas de desenvolvimento(IDE): Netbeans</text:p>
      <text:p text:style-name="P6">Controle de versão: Github</text:p>
      <text:p text:style-name="P6"/>
      <text:list xml:id="list61522568205344" text:continue-numbering="true" text:style-name="L1">
        <text:list-item>
          <text:p text:style-name="P13">Três funcionalidades (3 telas previstas)</text:p>
        </text:list-item>
      </text:list>
      <text:p text:style-name="P11">1. A primeira tela será para receber os dados do cliente.</text:p>
      <text:p text:style-name="P11">2. A segunda tela será para fazer e expor as consultas do usuário.</text:p>
      <text:p text:style-name="P11">3. A terceira tela será para mostrar as principais consultas já feitas por ele eu resultado delas.</text:p>
      <text:p text:style-name="P11"/>
      <text:p text:style-name="P11"/>
      <text:list xml:id="list61521467871041" text:continue-numbering="true" text:style-name="L1">
        <text:list-item>
          <text:p text:style-name="P13"><text:soft-page-break/>Três registros a serem armazenados</text:p>
        </text:list-item>
      </text:list>
      <text:p text:style-name="P12">Dados do usuário, pesquisas feitas pelo usuário, serviços comprados por tal e o valor do pagamento recebido pelos serviços prestados.</text:p>
      <text:p text:style-name="P1"/>
      <text:list xml:id="list61522552345306" text:continue-numbering="true" text:style-name="L1">
        <text:list-item>
          <text:p text:style-name="P13">Uso de banco de dados</text:p>
        </text:list-item>
      </text:list>
      <text:p text:style-name="P12">Serão criadas várias tabelas se relacionando entre si utilizando MYSQL.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2:22:24.262000000</meta:creation-date>
    <dc:date>2024-08-07T10:10:09.287000000</dc:date>
    <meta:editing-duration>PT4H11M51S</meta:editing-duration>
    <meta:editing-cycles>19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30" meta:word-count="421" meta:character-count="2691" meta:non-whitespace-character-count="2303"/>
  </office:meta>
</office:document-meta>
</file>